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M Sans 171" svg:font-family="'LM Sans 17'" style:font-adornments="17 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15cm" draw:fill-color="#cccccc" draw:textarea-horizontal-align="justify" draw:textarea-vertical-align="middle" draw:auto-grow-height="false" fo:min-height="0.996cm" fo:min-width="6.334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66cm" draw:marker-end-width="0.215cm" draw:fill-color="#cccccc" draw:textarea-horizontal-align="justify" draw:textarea-vertical-align="middle" draw:auto-grow-height="false" fo:min-height="0.55cm" fo:min-width="2.017cm" fo:padding-top="0.266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66cm" draw:marker-end-width="0.215cm" draw:fill="bitmap" draw:fill-color="#729fcf" draw:fill-image-name="Empty" draw:textarea-horizontal-align="justify" draw:textarea-vertical-align="middle" draw:auto-grow-height="false" fo:min-height="0.759cm" fo:min-width="3.991cm" fo:padding-top="0.051cm" fo:padding-bottom="0.137cm" fo:padding-left="0.262cm" fo:padding-right="0.262cm"/>
    </style:style>
    <style:style style:name="gr4" style:family="graphic" style:parent-style-name="standard">
      <style:graphic-properties svg:stroke-width="0.025cm" svg:stroke-color="#000000" draw:marker-start-width="0.266cm" draw:marker-end-width="0.215cm" draw:fill="bitmap" draw:fill-color="#729fcf" draw:fill-image-name="Empty" draw:textarea-horizontal-align="justify" draw:textarea-vertical-align="middle" draw:auto-grow-height="false" fo:min-height="0.761cm" fo:min-width="3.991cm" fo:padding-top="0.051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266cm" draw:marker-end-width="0.215cm" draw:fill="bitmap" draw:fill-color="#729fcf" draw:fill-image-name="Empty" draw:textarea-horizontal-align="justify" draw:textarea-vertical-align="middle" draw:auto-grow-height="false" fo:min-height="1.302cm" fo:min-width="3.991cm" fo:padding-top="0.203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66cm" draw:marker-end="Arrow" draw:marker-end-width="0.215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266cm" draw:marker-end-width="0.215cm" draw:fill="none" draw:fill-color="#ffffff" draw:textarea-horizontal-align="left" draw:auto-grow-height="true" draw:auto-grow-width="true" fo:min-height="1.423cm" fo:min-width="2.021cm"/>
    </style:style>
    <style:style style:name="gr8" style:family="graphic" style:parent-style-name="standard">
      <style:graphic-properties draw:stroke="none" svg:stroke-width="0.025cm" svg:stroke-color="#000000" draw:marker-start-width="0.266cm" draw:marker-end-width="0.215cm" draw:fill="none" draw:fill-color="#ffffff" draw:textarea-horizontal-align="left" draw:auto-grow-height="true" draw:auto-grow-width="true" fo:min-height="0.712cm" fo:min-width="2.923cm"/>
    </style:style>
    <style:style style:name="gr9" style:family="graphic" style:parent-style-name="standard">
      <style:graphic-properties draw:stroke="none" svg:stroke-width="0.025cm" svg:stroke-color="#000000" draw:marker-start-width="0.266cm" draw:marker-end-width="0.215cm" draw:fill="none" draw:fill-color="#ffffff" draw:textarea-horizontal-align="left" draw:auto-grow-height="true" draw:auto-grow-width="false" fo:min-height="0.812cm" fo:min-width="0cm"/>
    </style:style>
    <style:style style:name="P1" style:family="paragraph">
      <style:paragraph-properties fo:line-height="0.711cm" fo:text-align="center"/>
    </style:style>
    <style:style style:name="P2" style:family="paragraph">
      <style:paragraph-properties fo:line-height="0.711cm" fo:text-align="center"/>
      <style:text-properties style:font-name="LM Sans 171" fo:font-size="18pt" style:font-size-asian="18pt" style:font-size-complex="18pt"/>
    </style:style>
    <style:style style:name="P3" style:family="paragraph">
      <style:paragraph-properties fo:line-height="0.914cm" fo:text-align="center"/>
    </style:style>
    <style:style style:name="P4" style:family="paragraph">
      <style:paragraph-properties fo:line-height="0.914cm" fo:text-align="center"/>
      <style:text-properties style:font-name="LM Sans 171" fo:font-size="18pt" style:font-size-asian="18pt" style:font-size-complex="18pt"/>
    </style:style>
    <style:style style:name="P5" style:family="paragraph">
      <style:paragraph-properties fo:margin-left="0cm" fo:margin-right="0cm" fo:margin-top="0.102cm" fo:margin-bottom="0cm" fo:line-height="0.711cm" fo:text-align="center" fo:text-indent="0cm"/>
    </style:style>
    <style:style style:name="P6" style:family="paragraph">
      <style:paragraph-properties fo:margin-left="0cm" fo:margin-right="0cm" fo:margin-top="0.102cm" fo:margin-bottom="0cm" fo:line-height="0.711cm" fo:text-align="center" fo:text-indent="0cm"/>
      <style:text-properties style:font-name="LM Sans 171" fo:font-size="18pt" style:font-size-asian="18pt" style:font-size-complex="18pt"/>
    </style:style>
    <style:style style:name="P7" style:family="paragraph">
      <style:paragraph-properties fo:line-height="0.711cm"/>
    </style:style>
    <style:style style:name="P8" style:family="paragraph">
      <style:paragraph-properties fo:line-height="0.711cm"/>
      <style:text-properties style:font-name="LM Sans 171" fo:font-size="18pt" style:font-size-asian="18pt" style:font-size-complex="18pt"/>
    </style:style>
    <style:style style:name="T1" style:family="text">
      <style:text-properties style:font-name="LM Sans 17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858cm" svg:height="1.27cm" svg:x="10.971cm" svg:y="1.508cm">
          <text:p text:style-name="P1"><text:span text:style-name="T1">Peer-Warteschl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6.858cm" svg:height="1.27cm" svg:x="10.971cm" svg:y="4.302cm">
          <text:p text:style-name="P1"><text:span text:style-name="T1">DB-Warteschl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2.54cm" svg:height="1.524cm" svg:x="2.443cm" svg:y="4.175cm">
          <text:p text:style-name="P1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1" draw:id="id1" draw:layer="layout" svg:width="4.515cm" svg:height="1.033cm" svg:x="1.762cm" svg:y="1.635cm">
          <text:p text:style-name="P3"><text:span text:style-name="T1">Tracker-Abf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4.515cm" svg:height="1.035cm" svg:x="1.789cm" svg:y="2.909cm">
          <text:p text:style-name="P3"><text:span text:style-name="T1">DHT-Abf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5" draw:id="id5" draw:layer="layout" svg:width="4.515cm" svg:height="1.705cm" svg:x="20.996cm" svg:y="4.094cm">
          <text:p text:style-name="P5"><text:span text:style-name="T1">Verbindungen</text:span><text:span text:style-name="T1"><text:line-break/></text:span><text:span text:style-name="T1">anneh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curve" svg:x1="6.277cm" svg:y1="2.151cm" svg:x2="10.971cm" svg:y2="2.143cm" draw:start-shape="id1" draw:start-glue-point="1" draw:end-shape="id2" draw:end-glue-point="3" svg:d="M6277 2151c3520 0 1174-8 4694-8" svg:viewBox="0 0 4695 9">
          <text:p/>
        </draw:connector>
        <draw:connector draw:style-name="gr6" draw:text-style-name="P2" draw:layer="layout" draw:type="curve" svg:x1="6.304cm" svg:y1="3.426cm" svg:x2="10.971cm" svg:y2="2.143cm" draw:start-shape="id3" draw:start-glue-point="1" draw:end-shape="id2" draw:end-glue-point="3" svg:d="M6304 3426c3499 0 1166-1283 4667-1283" svg:viewBox="0 0 4668 1284">
          <text:p/>
        </draw:connector>
        <draw:connector draw:style-name="gr6" draw:text-style-name="P2" draw:layer="layout" draw:type="curve" draw:line-skew="0.043cm" svg:x1="17.829cm" svg:y1="2.143cm" svg:x2="17.829cm" svg:y2="4.937cm" draw:start-shape="id2" draw:start-glue-point="1" draw:end-shape="id4" draw:end-glue-point="1" svg:d="M17829 2143c834 0 834 2794 0 2794" svg:viewBox="0 0 627 2795">
          <text:p/>
        </draw:connector>
        <draw:connector draw:style-name="gr6" draw:text-style-name="P2" draw:layer="layout" draw:type="curve" svg:x1="20.996cm" svg:y1="4.946cm" svg:x2="17.829cm" svg:y2="4.937cm" draw:start-shape="id5" draw:start-glue-point="3" draw:end-shape="id4" draw:end-glue-point="1" svg:d="M20996 4946c-2376 0-793-9-3167-9" svg:viewBox="0 0 3168 10">
          <text:p/>
        </draw:connector>
        <draw:connector draw:style-name="gr6" draw:text-style-name="P2" draw:layer="layout" draw:type="curve" svg:x1="10.971cm" svg:y1="4.937cm" svg:x2="10.971cm" svg:y2="2.143cm" draw:start-shape="id4" draw:start-glue-point="3" draw:end-shape="id2" draw:end-glue-point="3" svg:d="M10971 4937c-769 0-769-2794 0-2794" svg:viewBox="0 0 578 2795">
          <text:p/>
        </draw:connector>
        <draw:connector draw:style-name="gr6" draw:text-style-name="P2" draw:layer="layout" draw:type="curve" svg:x1="10.971cm" svg:y1="4.937cm" svg:x2="4.983cm" svg:y2="4.937cm" draw:start-shape="id4" draw:end-shape="id6" svg:d="M10971 4937h-5988" svg:viewBox="0 0 5989 1">
          <text:p/>
        </draw:connector>
        <draw:frame draw:style-name="gr7" draw:text-style-name="P8" draw:layer="layout" svg:width="2.521cm" svg:height="1.673cm" svg:x="18.391cm" svg:y="2.175cm">
          <draw:text-box>
            <text:p text:style-name="P7"><text:span text:style-name="T1">aktiver</text:span></text:p>
            <text:p text:style-name="P7"><text:span text:style-name="T1">Kontakt</text:span></text:p>
          </draw:text-box>
        </draw:frame>
        <draw:frame draw:style-name="gr8" draw:text-style-name="P8" draw:layer="layout" svg:width="3.423cm" svg:height="0.962cm" svg:x="7.067cm" svg:y="3.567cm">
          <draw:text-box>
            <text:p text:style-name="P7"><text:span text:style-name="T1">zurücklegen</text:span></text:p>
          </draw:text-box>
        </draw:frame>
        <draw:frame draw:style-name="gr9" draw:text-style-name="P8" draw:layer="layout" svg:width="3.742cm" svg:height="1.062cm" svg:x="5.64cm" svg:y="4.891cm">
          <draw:text-box>
            <text:p text:style-name="P7"><text:span text:style-name="T1">aktualisier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M Sans 171" svg:font-family="'LM Sans 17'" style:font-adornments="17 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Schindler</meta:initial-creator>
    <meta:creation-date>2015-10-07T15:16:27.339275465</meta:creation-date>
    <dc:date>2015-10-07T16:06:48.268169893</dc:date>
    <dc:creator>Stefan Schindler</dc:creator>
    <meta:editing-duration>PT14M</meta:editing-duration>
    <meta:editing-cycles>7</meta:editing-cycles>
    <meta:generator>LibreOffice/4.3.3.2$Linux_X86_64 LibreOffice_project/430m0$Build-2</meta:generator>
    <meta:document-statistic meta:object-count="15"/>
  </office:meta>
</office:document-meta>
</file>